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21078431372549" calcext:value-type="float">
            <text:p>0.8210784314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130740334750677" calcext:value-type="float">
            <text:p>0.1307403348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6:46:49.87172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28T16:46:54.028537753</dc:date>
    <meta:editing-duration>PT7H2M37S</meta:editing-duration>
    <meta:editing-cycles>56</meta:editing-cycles>
    <meta:generator>LibreOffice/5.1.6.2$Linux_X86_64 LibreOffice_project/10m0$Build-2</meta:generator>
    <meta:document-statistic meta:table-count="1" meta:cell-count="40" meta:object-count="0"/>
  </office:meta>
</office:document-meta>
</file>